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5fd825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8347" officeooo:paragraph-rsid="004f8347"/>
    </style:style>
    <style:style style:name="P11" style:family="paragraph" style:parent-style-name="Text_20_body" style:list-style-name="L1">
      <style:text-properties style:font-name="Liberation Serif" officeooo:rsid="00404de8" officeooo:paragraph-rsid="004ded4c"/>
    </style:style>
    <style:style style:name="P12" style:family="paragraph" style:parent-style-name="Text_20_body" style:list-style-name="L1">
      <style:text-properties style:font-name="Liberation Serif" officeooo:rsid="006e7577" officeooo:paragraph-rsid="006e7577"/>
    </style:style>
    <style:style style:name="P13" style:family="paragraph" style:parent-style-name="Text_20_body" style:list-style-name="L2">
      <style:text-properties officeooo:rsid="004cb5a0" officeooo:paragraph-rsid="004ded4c"/>
    </style:style>
    <style:style style:name="P14" style:family="paragraph" style:parent-style-name="Text_20_body" style:list-style-name="L2">
      <style:text-properties officeooo:rsid="004cb5a0" officeooo:paragraph-rsid="005fd825"/>
    </style:style>
    <style:style style:name="P15" style:family="paragraph" style:parent-style-name="Heading_20_1">
      <style:text-properties style:font-name="Liberation Sans" officeooo:rsid="003b1533" officeooo:paragraph-rsid="003b1533"/>
    </style:style>
    <style:style style:name="P16" style:family="paragraph" style:parent-style-name="Heading_20_1">
      <style:text-properties style:font-name="Liberation Serif" officeooo:rsid="004cb5a0" officeooo:paragraph-rsid="004ded4c"/>
    </style:style>
    <style:style style:name="P17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ca8d4"/>
    </style:style>
    <style:style style:name="T3" style:family="text">
      <style:text-properties officeooo:rsid="004cba38"/>
    </style:style>
    <style:style style:name="T4" style:family="text">
      <style:text-properties officeooo:rsid="004cb5a0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ucidatypewriter" fo:font-size="10pt" officeooo:rsid="005fd825" style:font-size-asian="10pt"/>
    </style:style>
    <style:style style:name="T7" style:family="text">
      <style:text-properties officeooo:rsid="005fd825"/>
    </style:style>
    <style:style style:name="T8" style:family="text">
      <style:text-properties style:font-name="Liberation Serif" officeooo:rsid="00404de8"/>
    </style:style>
    <style:style style:name="T9" style:family="text">
      <style:text-properties style:font-name="Liberation Serif" officeooo:rsid="005fd825"/>
    </style:style>
    <style:style style:name="T10" style:family="text">
      <style:text-properties style:font-name="Liberation Sans" officeooo:rsid="004ded4c"/>
    </style:style>
    <style:style style:name="T11" style:family="text">
      <style:text-properties officeooo:rsid="0065f3ad"/>
    </style:style>
    <style:style style:name="T12" style:family="text">
      <style:text-properties officeooo:rsid="0067ec4c"/>
    </style:style>
    <style:style style:name="T13" style:family="text">
      <style:text-properties officeooo:rsid="006bdd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ynamoDB</text:span>: odimh5_<text:span text:style-name="T2">index</text:span></text:p>
      <text:p text:style-name="P2"><text:date style:data-style-name="N37" text:date-value="2017-01-20T13:17:53.355668876">20/01/17</text:date> </text:p>
      <text:h text:style-name="P15" text:outline-level="1">Summary</text:h>
      <text:p text:style-name="P8"><text:span text:style-name="T10">Indexes volumes in the s3 bucket odimh5_archive. Used for many parts of wv! Items and <text:s/>attributes are added by wv_process </text:span><text:span text:style-name="T5">update_archive </text:span><text:span text:style-name="T6">function</text:span></text:p>
      <text:h text:style-name="P16" text:outline-level="1">Database Structure</text:h>
      <text:p text:style-name="P4"><text:span text:style-name="T4">Table name</text:span>: <text:tab/><text:tab/><text:span text:style-name="T4">wxradar-odimh5-index </text:span></text:p>
      <text:p text:style-name="P5"><text:span text:style-name="T4">Partition Key</text:span>: <text:tab/><text:tab/><text:bookmark-start text:name="__DdeLink__131_1786754465"/>radar_id<text:bookmark-end text:name="__DdeLink__131_1786754465"/> <text:span text:style-name="T4">(number)</text:span></text:p>
      <text:p text:style-name="P7"><text:span text:style-name="T4">Sort Key</text:span>:<text:tab/><text:tab/><text:bookmark-start text:name="__DdeLink__110_1004167343"/><text:bookmark-start text:name="__DdeLink__133_1786754465"/><text:bookmark-start text:name="__DdeLink__148_1340875214"/><text:span text:style-name="T4">start_timestamp</text:span><text:bookmark-end text:name="__DdeLink__110_1004167343"/><text:bookmark-end text:name="__DdeLink__133_1786754465"/><text:bookmark-end text:name="__DdeLink__148_1340875214"/><text:span text:style-name="T4"> (string) (seconds==00)</text:span></text:p>
      <text:p text:style-name="P6">Attributes: </text:p>
      <text:list xml:id="list4464675116476637399" text:style-name="L1">
        <text:list-item>
          <text:list>
            <text:list-item>
              <text:p text:style-name="P9"><text:span text:style-name="T13">data_</text:span>size (number, <text:span text:style-name="T11">bytes</text:span>)</text:p>
            </text:list-item>
            <text:list-item>
              <text:p text:style-name="P10"><text:span text:style-name="T13">data</text:span><text:bookmark-start text:name="__DdeLink__128_1340875214"/>_ffn<text:bookmark-end text:name="__DdeLink__128_1340875214"/> (string)<text:span text:style-name="T1"> </text:span></text:p>
            </text:list-item>
            <text:list-item>
              <text:p text:style-name="P12">data_rng (number) range in km of radar data, used to cut masks by range</text:p>
            </text:list-item>
            <text:list-item>
              <text:p text:style-name="P11"><text:bookmark-start text:name="__DdeLink__134_875825103"/><text:span text:style-name="T7">storm</text:span><text:bookmark-start text:name="__DdeLink__95_1636221601"/><text:bookmark-start text:name="__DdeLink__92_1236210343"/>_flag<text:bookmark-end text:name="__DdeLink__134_875825103"/><text:bookmark-end text:name="__DdeLink__95_1636221601"/> <text:bookmark-end text:name="__DdeLink__92_1236210343"/>(<text:span text:style-name="T12">number</text:span>) – <text:span text:style-name="T12">initially set to -1 by prep,</text:span> <text:span text:style-name="T7">derived from presence of storm_objs returned by ewt analysis</text:span></text:p>
            </text:list-item>
          </text:list>
        </text:list-item>
      </text:list>
      <text:h text:style-name="P17" text:outline-level="1">Usage</text:h>
      <text:list xml:id="list9062503032765035237" text:style-name="L2">
        <text:list-item>
          <text:p text:style-name="P13">wv_prep: <text:tab/>Check if volumes exist before downloading</text:p>
        </text:list-item>
        <text:list-item>
          <text:p text:style-name="P14">wv_process: <text:tab/>For realtime operations: check for new files (<text:span text:style-name="T9">storm</text:span><text:bookmark-start text:name="__DdeLink__95_16362216012"/><text:bookmark-start text:name="__DdeLink__92_12362103432"/><text:span text:style-name="T8">_flag</text:span><text:bookmark-end text:name="__DdeLink__95_16362216012"/><text:bookmark-end text:name="__DdeLink__92_12362103432"/>) does not exist</text:p>
        </text:list-item>
        <text:list-item>
          <text:p text:style-name="P14">wv_kml:<text:tab/>Filtering <text:span text:style-name="T3">volumes </text:span>for radar_id, times, <text:span text:style-name="T9">storm</text:span><text:bookmark-start text:name="__DdeLink__95_16362216011"/><text:bookmark-start text:name="__DdeLink__92_12362103431"/><text:span text:style-name="T8">_flag</text:span><text:bookmark-end text:name="__DdeLink__95_16362216011"/><text:span text:style-name="T8"> </text:span><text:bookmark-end text:name="__DdeLink__92_12362103431"/></text:p>
        </text:list-item>
        <text:list-item>
          <text:p text:style-name="P14">wv_clim:<text:tab/>Filtering volumes for radar_id, times, <text:span text:style-name="T9">storm</text:span><text:bookmark-start text:name="__DdeLink__95_16362216013"/><text:bookmark-start text:name="__DdeLink__92_12362103433"/><text:span text:style-name="T8">_flag</text:span><text:bookmark-end text:name="__DdeLink__95_16362216013"/><text:bookmark-end text:name="__DdeLink__92_1236210343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20T13:17:53.295171552</dc:date>
    <meta:editing-duration>PT14H2M27S</meta:editing-duration>
    <meta:editing-cycles>60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9" meta:word-count="123" meta:character-count="825" meta:non-whitespace-character-count="718"/>
  </office:meta>
</office:document-meta>
</file>